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text-properties fo:font-size="9pt" officeooo:rsid="000c8e6d" officeooo:paragraph-rsid="000c8e6d" style:font-size-asian="9pt" style:font-size-complex="9pt"/>
    </style:style>
    <style:style style:name="P3" style:family="paragraph" style:parent-style-name="Standard">
      <style:text-properties fo:font-size="9pt" officeooo:rsid="000fdca6" officeooo:paragraph-rsid="000fdca6" style:font-size-asian="9pt" style:font-size-complex="9pt"/>
    </style:style>
    <style:style style:name="P4" style:family="paragraph" style:parent-style-name="Standard">
      <style:text-properties fo:font-size="9pt" officeooo:rsid="00117fac" officeooo:paragraph-rsid="00117fac" style:font-size-asian="9pt" style:font-size-complex="9pt"/>
    </style:style>
    <style:style style:name="P5" style:family="paragraph" style:parent-style-name="Standard">
      <style:text-properties fo:font-size="9pt" officeooo:rsid="00119c49" officeooo:paragraph-rsid="00119c49" style:font-size-asian="9pt" style:font-size-complex="9pt"/>
    </style:style>
    <style:style style:name="P6" style:family="paragraph" style:parent-style-name="Standard">
      <style:text-properties fo:font-size="9pt" officeooo:rsid="000fdca6" officeooo:paragraph-rsid="000fdca6"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ort os</text:p>
      <text:p text:style-name="P1">from langchain_google_genai import GoogleGenerativeAIEmbeddings</text:p>
      <text:p text:style-name="P1">from langchain.chat_models import init_chat_model</text:p>
      <text:p text:style-name="P1">from langchain_community.document_loaders import UnstructuredURLLoader</text:p>
      <text:p text:style-name="P1">from langchain.text_splitter import RecursiveCharacterTextSplitter</text:p>
      <text:p text:style-name="P1">from langchain_community.vectorstores import FAISS</text:p>
      <text:p text:style-name="P1">from langchain.chains import RetrievalQAWithSourcesChain</text:p>
      <text:p text:style-name="P1">from langchain.chains.qa_with_sources.loading import load_qa_with_sources_chain</text:p>
      <text:p text:style-name="P1">import langchain</text:p>
      <text:p text:style-name="P1"/>
      <text:p text:style-name="P1">os.environ["GOOGLE_API_KEY"]="AIzaSyAMoUXO_7chIVsMwvjepVlEq2m6GmyLKSU"</text:p>
      <text:p text:style-name="P1"/>
      <text:p text:style-name="P1">llm=init_chat_model("gemini-2.5-flash", model_provider="google_genai")</text:p>
      <text:p text:style-name="P1"/>
      <text:p text:style-name="P1">loader=UnstructuredURLLoader(urls=[</text:p>
      <text:p text:style-name="P1"><text:s text:c="4"/>"https://www.moneycontrol.com/news/business/markets/wall-street-rises-as-tesla-soars-on-ai-optimism-11351111.html&amp;ved=2ahUKEwjIj6ixyKWQAxVnRmcHHatKN8MQFnoECBsQAQ&amp;usg=AOvVaw3EU_-f4ZyAk3xn_KX27iLk",</text:p>
      <text:p text:style-name="P1"><text:s text:c="3"/>"https://www.moneycontrol.com/news/business/tata-motors-launches-punch-icng-price-starts-at-rs-7-1-lakh-11098751.html"</text:p>
      <text:p text:style-name="P1">])</text:p>
      <text:p text:style-name="P1">data=loader.load()</text:p>
      <text:p text:style-name="P1"># print(type(data))#List</text:p>
      <text:p text:style-name="P1"># print(len(data))#2</text:p>
      <text:p text:style-name="P1"># print(data)#list of document objects</text:p>
      <text:p text:style-name="P1"/>
      <text:p text:style-name="P1">[Document(metadata={'source': 'https://www.moneycontrol.com/news/business/markets/wall-street-rises-as-tesla-soars-on-ai-optimism-11351111.html&amp;ved=2ahUKEwjIj6ixyKWQAxVnRmcHHatKN8MQFnoECBsQAQ&amp;usg=AOvVaw3EU_-f4ZyAk3xn_KX27iLk'}, page_content="English\n\nHindi\n\nGujarati\n\nSpecials\n\nHello, Login\n\nHello, Login\n\nLog-inorSign-Up\n\nMy Account\n\nMy Profile\n\nMy Portfolio\n\nMy Watchlist\n\nMy Alerts\n\nMy Messages\n\nPrice Alerts\n\nMy Profile\n\nMy PRO\n\nMy Portfolio\n\nMy Watchlist\n\nMy Alerts\n\nMy Messages\n\nPrice Alerts\n\nLogout\n\nLoans up to ₹50 LAKHS\n\nFixed Deposits\n\nCredit CardsLifetime Free\n\nCredit Score\n\nChat with Us\n\nDownload App\n\nFollow us on:\n\nNetwork 18\n\nGo Ad-Free\n\nMy Alerts\n"), Document(metadata={'source': 'https://www.moneycontrol.com/news/business/tata-motors-launches-punch-icng-price-starts-at-rs-7-1-lakh-11098751.html'}, page_content='English\n\nHindi\n\nGujarati\n\nSpecials\n\nHello, Login\n\nHello, Login\n\nLog-inor Sign-Up\n\nMy Account\n\nMy Profile\n\nMy Portfolio\n\nMy Watchlist\n\nMy Alerts\n\nMy Messages\n\nPrice Alerts\n\nMy Profile\n\nMy PRO\n\nMy Portfolio\n\nMy Watchlist\n\nMy Alerts\n\nMy Messages\n\nPrice Alerts\n\nLogout\n\nLoans up to ₹50 LAKHS\n\nFixed Deposits\n\nCredit CardsLifetime Free\n\nCredit Score\n\nChat with Us\n\nDownload App\n\nFollow us on:\n\nNetwork 18\n\nGo Ad-Free\n\nMy Alerts\n\n&gt;-&gt;MC_ENG_DESKTOP/MC_ENG_NEWS/MC_ENG_BUSINESS_AS/MC_ENG_ROS_NWS_BUS_AS_ATF_728\n\nMoneycontrol\n\nGo PRO NowPRO\n\nMoneycontrol PRO\n\nAdvertisement\n\nRemove )]</text:p>
      <text:p text:style-name="P1"/>
      <text:p text:style-name="P1"/>
      <text:p text:style-name="P1">splitter = RecursiveCharacterTextSplitter(chunk_size=1000, <text:s text:c="3"/># ≈ 2000 tokens (safe)</text:p>
      <text:p text:style-name="P1"><text:s text:c="16"/>chunk_overlap=200, <text:s/># thoda overlap for context</text:p>
      <text:p text:style-name="P1"><text:s text:c="16"/>)</text:p>
      <text:p text:style-name="P1">docs=splitter.split_documents(data)#here these documents now divide into chunks</text:p>
      <text:p text:style-name="P1"/>
      <text:p text:style-name="P1">#now we create embedding of these chunks</text:p>
      <text:p text:style-name="P1">emb = GoogleGenerativeAIEmbeddings(model="models/gemini-embedding-001")</text:p>
      <text:p text:style-name="P1"/>
      <text:p text:style-name="P1">vector_store = FAISS.from_documents(docs,emb)#it only converts documents into embedding not store on the disk</text:p>
      <text:p text:style-name="P1"/>
      <text:p text:style-name="P1">vector_store.save_local("langchain_faiss_index")#now it is locally stored on disk by creating folder</text:p>
      <text:p text:style-name="P1"/>
      <text:p text:style-name="P1">new_vs = FAISS.load_local("langchain_faiss_index", emb, allow_dangerous_deserialization=True)#Now load embinng we already saved</text:p>
      <text:p text:style-name="P1"/>
      <text:p text:style-name="P1">chain=RetrievalQAWithSourcesChain.from_llm(llm=llm,retriever=new_vs.as_retriever())</text:p>
      <text:p text:style-name="P1"/>
      <text:p text:style-name="P1">chain verbose=False combine_documents_chain=MapReduceDocumentsChain(verbose=False, llm_chain=LLMChain(verbose=False, prompt=PromptTemplate(input_variables=['context', 'question'], input_types={}, partial_variables={}, template='Use the following portion of a long document to see if any of the text is relevant to answer the question.\nReturn any relevant text verbatim.\n{context}\nQuestion: {question}\nRelevant text, if any:'), llm=ChatGoogleGenerativeAI(model='models/gemini-2.5-flash', google_api_key=SecretStr('**********'), client=&lt;google.ai.generativelanguage_v1beta.services.generative_service.client.GenerativeServiceClient object at 0x7f4b3e13cbb0&gt;, default_metadata=(), model_kwargs={}), output_parser=StrOutputParser(), llm_kwargs={}), reduce_documents_chain=ReduceDocumentsChain(verbose=False, combine_documents_chain=StuffDocumentsChain(verbose=False, llm_chain=LLMChain(verbose=False, prompt=PromptTemplate(input_variables=['question', 'summaries'], input_types={}, partial_variables={}, template='Given the following extracted parts of a long document and a question, create a final answer with references ("SOURCES").\nIf you don\'t know the answer, just say that you don\'t know. Don\'t try to make up an answer.\nALWAYS return a "SOURCES" part in your answer.\n\nQUESTION: Which state/country\'s law governs the interpretation of the contract?\n=========\nContent: This <text:soft-page-break/>Agreement is governed by English law and the parties submit to the exclusive jurisdiction of the English courts in <text:s/>relation to any dispute (contractual or non-contractual) concerning this Agreement save that either party may apply to any court for an <text:s/>injunction or other relief to protect its Intellectual Property Rights.\nSource: 28-pl\nContent: No Waiver. <text:s/>\n\nOur moment of responsibility. \n\nOur test of resolve and conscience, of history itself. \n\nIt is in this moment that our character is formed. Our purpose is found. Our future is forged. \n\nWell I know this nation.\nSource: 34-pl\n=========\nFINAL ANSWER: The president did not mention Michael Jackson.\nSOURCES:\n\nQUESTION: {question}\n=========\n{summaries}\n=========\nFINAL ANSWER:'), llm=ChatGoogleGenerativeAI(model='models/gemini-2.5-flash', google_api_key=SecretStr('**********'), client=&lt;google.ai.generativelanguage_v1beta.services.generative_service.client.GenerativeServiceClient object at 0x7f4b3e13cbb0&gt;, default_metadata=(), model_kwargs={}), output_parser=StrOutputParser(), llm_kwargs={}), document_prompt=PromptTemplate(input_variables=['page_content', 'source'], input_types={}, partial_variables={}, template='Content: {page_content}\nSource: {source}'), document_variable_name='summaries')), document_variable_name='context') retriever=VectorStoreRetriever(tags=['FAISS', 'GoogleGenerativeAIEmbeddings'], vectorstore=&lt;langchain_community.vectorstores.faiss.FAISS object at 0x7f4aec122610&gt;, search_kwargs={})</text:p>
      <text:p text:style-name="P1"/>
      <text:p text:style-name="P1">query="What is the price of Tiago iCNG?"</text:p>
      <text:p text:style-name="P1">langchain.debug=True</text:p>
      <text:p text:style-name="P1">#52:01</text:p>
      <text:p text:style-name="P1">print(chain.invoke({"question":query},return_only_outputs=True))</text:p>
      <text:p text:style-name="P1"/>
      <text:p text:style-name="P1"/>
      <text:p text:style-name="P1"/>
      <text:p text:style-name="P2">o/p=&gt;</text:p>
      <text:p text:style-name="P2">o/p=&gt;</text:p>
      <text:p text:style-name="P2"/>
      <text:p text:style-name="P2"/>
      <text:p text:style-name="P2"/>
      <text:p text:style-name="P2">[chain/start] [chain:RetrievalQAWithSourcesChain] Entering Chain run with input:</text:p>
      <text:p text:style-name="P2">{</text:p>
      <text:p text:style-name="P2"><text:s text:c="2"/>"question": "What is the price of Tiago iCNG?"</text:p>
      <text:p text:style-name="P2">}</text:p>
      <text:p text:style-name="P2">[chain/start] [chain:RetrievalQAWithSourcesChain &gt; chain:MapReduceDocumentsChain] Entering Chain run with input:</text:p>
      <text:p text:style-name="P2">[inputs]</text:p>
      <text:p text:style-name="P2">[chain/start] [chain:RetrievalQAWithSourcesChain &gt; chain:MapReduceDocumentsChain &gt; chain:LLMChain] Entering Chain run with input:</text:p>
      <text:p text:style-name="P2">{</text:p>
      <text:p text:style-name="P2"><text:s text:c="2"/>"input_list": [</text:p>
      <text:p text:style-name="P2"><text:s text:c="4"/>{</text:p>
      <text:p text:style-name="P2"><text:s text:c="6"/>"context": "Trending Topics\n\nSensex Live\n\nCanara HSBC Life IPO Allotment\n\nMidwest IPO GMP\n\nBank Merger News\n\nSK Minerals IPO\n\nTata Motors launches Punch iCNG, price starts at Rs 7.1 lakh\n\nThe Punch iCNG is equipped with the company's proprietary twin-cylinder technology with enhanced safety features like a micro-switch to keep the car switched off at the time of refuelling and thermal incident protection that cuts off CNG supply to the engine and releases gas into the atmosphere, Tata Motors said in a statement.\n\nPTI\n\nAugust 04, 2023 / 14:17 IST\n\njoin Us on WhatsApp\n\nFollow Us On Google\n\nAdd as a Preferred Source on Google\n\n\n\nTata Motors launches Punch iCNG, price starts at Rs 7.1 lakh\n\nWatchlist\n\nPortfolio\n\nMessage\n\nSet Alert\n\n26 Aug, 2025 12:21\n\nVolume\n\nTodays L/H\n\nMore\n\nTata Motors on Friday launched the CNG variant of its micro SUV Punch priced between Rs 7.1 lakh and Rs 9.68 lakh (ex-showroom, Delhi).",</text:p>
      <text:p text:style-name="P2"><text:s text:c="6"/>"question": "What is the price of Tiago iCNG?"</text:p>
      <text:p text:style-name="P2"><text:s text:c="4"/>},</text:p>
      <text:p text:style-name="P2"><text:s text:c="4"/>{</text:p>
      <text:p text:style-name="P2"><text:s text:c="6"/>"context": "Set Alert\n\n26 Aug, 2025 12:21\n\nVolume\n\nTodays L/H\n\nMore\n\nTata Motors on Friday launched the CNG variant of its micro SUV Punch priced between Rs 7.1 lakh and Rs 9.68 lakh (ex-showroom, Delhi).\n\nThe Punch iCNG is equipped with the company's proprietary twin-cylinder technology with enhanced safety features like a micro-switch to keep the car switched off at the time of refuelling and thermal incident protection that cuts off CNG supply to the engine and releases gas into the atmosphere, Tata Motors said in a statement.\n\nStory continues below Advertisement\n\nRemove Ad\n\nIt is also equipped with other features such as voice assisted electric sunroof, automatic projector headlamps, LED DRLs, 16-inch diamond cut alloy wheels, 7-inch infotainment system by Harman that supports Android Auto and Apple Carplay connectivity, rain sensing wipers and height adjustable driver seat.\n\nThe company also said it has also introduced the twin-cylinder technology on its Tiago and Tigor models.",</text:p>
      <text:p text:style-name="P2"><text:s text:c="6"/>"question": "What is the price of Tiago iCNG?"</text:p>
      <text:p text:style-name="P2"><text:s text:c="4"/>},</text:p>
      <text:p text:style-name="P2"><text:s text:c="4"/>{</text:p>
      <text:p text:style-name="P2"><text:s text:c="6"/>"context": "English\n\nHindi\n\nGujarati\n\nSpecials\n\nHello, Login\n\nHello, Login\n\nLog-inor Sign-Up\n\nMy Account\n\nMy Profile\n\nMy Portfolio\n\nMy Watchlist\n\nMy Alerts\n\nMy Messages\n\nPrice Alerts\n\nMy Profile\n\nMy PRO\n\nMy Portfolio\n\nMy Watchlist\n\nMy Alerts\n\nMy Messages\n\nPrice Alerts\n\nLogout\n\nLoans up to ₹50 LAKHS\n\nFixed Deposits\n\nCredit CardsLifetime Free\n\nCredit Score\n\nChat with Us\n\nDownload App\n\nFollow us on:\n\nNetwork 18\n\nGo Ad-Free\n\nMy Alerts\n\n&gt;-&gt;MC_ENG_DESKTOP/MC_ENG_NEWS/MC_ENG_BUSINESS_AS/MC_ENG_ROS_NWS_BUS_AS_ATF_728\n\nMoneycontrol\n\nGo PRO NowPRO\n\nMoneycontrol PRO\n\nAdvertisement\n\nRemove Ad\n\nBusiness\n\nMarkets\n\nStocks\n\nEconomy\n\nCompanies\n\nTrends\n\nIPO\n\nOpinion\n\nEV Special\n\nHomeNewsBusinessTata Motors launches Punch iCNG, price starts at Rs 7.1 lakh\n\nTrending Topics\n\nSensex Live\n\nCanara HSBC Life IPO Allotment\n\nMidwest IPO GMP\n\nBank Merger News\n\nSK Minerals IPO\n\nTata Motors launches Punch iCNG, price starts at Rs 7.1 lakh",</text:p>
      <text:p text:style-name="P2"><text:s text:c="6"/>"question": "What is the price of Tiago iCNG?"</text:p>
      <text:p text:style-name="P2"><text:soft-page-break/><text:s text:c="4"/>},</text:p>
      <text:p text:style-name="P2"><text:s text:c="4"/>{</text:p>
      <text:p text:style-name="P2"><text:s text:c="6"/>"context": "The company also said it has also introduced the twin-cylinder technology on its Tiago and Tigor models.\n\nThe Tiago iCNG is priced between Rs 6.55 lakh and Rs 8.1 lakh, while the Tigor iCNG comes at a price range of Rs 7.8 lakh to Rs 8.95 lakh.\n\nTata Motors Passenger Vehicles Ltd Head-Marketing, Vinay Pant said these introductions put together will make the company's CNG line up \"appealing, holistic, and stronger than ever\".\n\nPTI\n\nfirst published: Aug 4, 2023 02:17 pm\n\nDiscover the latest Business News, Sensex, and Nifty updates. Obtain Personal Finance insights, tax queries, and expert opinions on Moneycontrol or download the Moneycontrol App to stay updated!\n\nAdvertisement\n\nRemove Ad\n\nAdvertisement\n\nRemove Ad\n\nAdvertisement\n\nRemove Ad\n\nSubscribe to Tech Newsletters\n\nOn Saturdays\n\nFind the best of Al News in one place, specially curated for you every weekend.\n\nDaily-Weekdays\n\nStay on top of the latest tech trends and biggest startup news.\n\nSubscribe\n\nAdvertisement\n\nRemove Ad",</text:p>
      <text:p text:style-name="P2"><text:s text:c="6"/>"question": "What is the price of Tiago iCNG?"</text:p>
      <text:p text:style-name="P2"><text:s text:c="4"/>}</text:p>
      <text:p text:style-name="P2"><text:s text:c="2"/>]</text:p>
      <text:p text:style-name="P2">}</text:p>
      <text:p text:style-name="P2">[llm/start] [chain:RetrievalQAWithSourcesChain &gt; chain:MapReduceDocumentsChain &gt; chain:LLMChain &gt; llm:ChatGoogleGenerativeAI] Entering LLM run with input:</text:p>
      <text:p text:style-name="P2">{</text:p>
      <text:p text:style-name="P2"><text:s text:c="2"/>"prompts": [</text:p>
      <text:p text:style-name="P2"><text:s text:c="4"/>"Human: Use the following portion of a long document to see if any of the text is relevant to answer the question.\nReturn any relevant text verbatim.\nTrending Topics\n\nSensex Live\n\nCanara HSBC Life IPO Allotment\n\nMidwest IPO GMP\n\nBank Merger News\n\nSK Minerals IPO\n\nTata Motors launches Punch iCNG, price starts at Rs 7.1 lakh\n\nThe Punch iCNG is equipped with the company's proprietary twin-cylinder technology with enhanced safety features like a micro-switch to keep the car switched off at the time of refuelling and thermal incident protection that cuts off CNG supply to the engine and releases gas into the atmosphere, Tata Motors said in a statement.\n\nPTI\n\nAugust 04, 2023 / 14:17 IST\n\njoin Us on WhatsApp\n\nFollow Us On Google\n\nAdd as a Preferred Source on Google\n\n\n\nTata Motors launches Punch iCNG, price starts at Rs 7.1 lakh\n\nWatchlist\n\nPortfolio\n\nMessage\n\nSet Alert\n\n26 Aug, 2025 12:21\n\nVolume\n\nTodays L/H\n\nMore\n\nTata Motors on Friday launched the CNG variant of its micro SUV Punch priced between Rs 7.1 lakh and Rs 9.68 lakh (ex-showroom, Delhi).\nQuestion: What is the price of Tiago iCNG?\nRelevant text, if any:"</text:p>
      <text:p text:style-name="P2"><text:s text:c="2"/>]</text:p>
      <text:p text:style-name="P2">}</text:p>
      <text:p text:style-name="P2">[llm/start] [chain:RetrievalQAWithSourcesChain &gt; chain:MapReduceDocumentsChain &gt; chain:LLMChain &gt; llm:ChatGoogleGenerativeAI] Entering LLM run with input:</text:p>
      <text:p text:style-name="P2">{</text:p>
      <text:p text:style-name="P2"><text:s text:c="2"/>"prompts": [</text:p>
      <text:p text:style-name="P2"><text:s text:c="4"/>"Human: Use the following portion of a long document to see if any of the text is relevant to answer the question.\nReturn any relevant text verbatim.\nSet Alert\n\n26 Aug, 2025 12:21\n\nVolume\n\nTodays L/H\n\nMore\n\nTata Motors on Friday launched the CNG variant of its micro SUV Punch priced between Rs 7.1 lakh and Rs 9.68 lakh (ex-showroom, Delhi).\n\nThe Punch iCNG is equipped with the company's proprietary twin-cylinder technology with enhanced safety features like a micro-switch to keep the car switched off at the time of refuelling and thermal incident protection that cuts off CNG supply to the engine and releases gas into the atmosphere, Tata Motors said in a statement.\n\nStory continues below Advertisement\n\nRemove Ad\n\nIt is also equipped with other features such as voice assisted electric sunroof, automatic projector headlamps, LED DRLs, 16-inch diamond cut alloy wheels, 7-inch infotainment system by Harman that supports Android Auto and Apple Carplay connectivity, rain sensing wipers and height adjustable driver seat.\n\nThe company also said it has also introduced the twin-cylinder technology on its Tiago and Tigor models.\nQuestion: What is the price of Tiago iCNG?\nRelevant text, if any:"</text:p>
      <text:p text:style-name="P2"><text:s text:c="2"/>]</text:p>
      <text:p text:style-name="P2">}</text:p>
      <text:p text:style-name="P2">[llm/start] [chain:RetrievalQAWithSourcesChain &gt; chain:MapReduceDocumentsChain &gt; chain:LLMChain &gt; llm:ChatGoogleGenerativeAI] Entering LLM run with input:</text:p>
      <text:p text:style-name="P2">{</text:p>
      <text:p text:style-name="P2"><text:s text:c="2"/>"prompts": [</text:p>
      <text:p text:style-name="P2"><text:s text:c="4"/>"Human: Use the following portion of a long document to see if any of the text is relevant to answer the question.\nReturn any relevant text verbatim.\nEnglish\n\nHindi\n\nGujarati\n\nSpecials\n\nHello, Login\n\nHello, Login\n\nLog-inor Sign-Up\n\nMy Account\n\nMy Profile\n\nMy Portfolio\n\nMy Watchlist\n\nMy Alerts\n\nMy Messages\n\nPrice Alerts\n\nMy Profile\n\nMy PRO\n\nMy Portfolio\n\nMy Watchlist\n\nMy Alerts\n\nMy Messages\n\nPrice Alerts\n\nLogout\n\nLoans up to ₹50 LAKHS\n\nFixed Deposits\n\nCredit CardsLifetime Free\n\nCredit Score\n\nChat with Us\n\nDownload App\n\nFollow us on:\n\nNetwork 18\n\nGo Ad-Free\n\nMy Alerts\n\n&gt;-&gt;MC_ENG_DESKTOP/MC_ENG_NEWS/MC_ENG_BUSINESS_AS/MC_ENG_ROS_NWS_BUS_AS_ATF_728\n\nMoneycontrol\n\nGo PRO NowPRO\n\nMoneycontrol PRO\n\nAdvertisement\n\nRemove Ad\n\nBusiness\n\nMarkets\n\nStocks\n\nEconomy\n\nCompanies\n\nTrends\n\nIPO\n\nOpinion\n\nEV Special\n\nHomeNewsBusinessTata Motors launches Punch iCNG, price starts at Rs 7.1 lakh\n\nTrending Topics\n\nSensex Live\n\nCanara HSBC Life IPO Allotment\n\nMidwest IPO GMP\n\nBank Merger News\n\nSK Minerals IPO\n\nTata Motors launches Punch iCNG, price starts at Rs 7.1 lakh\nQuestion: What is the price of Tiago iCNG?\nRelevant text, if any:"</text:p>
      <text:p text:style-name="P2"><text:s text:c="2"/>]</text:p>
      <text:p text:style-name="P2">}</text:p>
      <text:p text:style-name="P2">[llm/start] [chain:RetrievalQAWithSourcesChain &gt; chain:MapReduceDocumentsChain &gt; chain:LLMChain &gt; llm:ChatGoogleGenerativeAI] Entering LLM run with input:</text:p>
      <text:p text:style-name="P2">{</text:p>
      <text:p text:style-name="P2"><text:s text:c="2"/>"prompts": [</text:p>
      <text:p text:style-name="P2"><text:soft-page-break/><text:s text:c="4"/>"Human: Use the following portion of a long document to see if any of the text is relevant to answer the question.\nReturn any relevant text verbatim.\nThe company also said it has also introduced the twin-cylinder technology on its Tiago and Tigor models.\n\nThe Tiago iCNG is priced between Rs 6.55 lakh and Rs 8.1 lakh, while the Tigor iCNG comes at a price range of Rs 7.8 lakh to Rs 8.95 lakh.\n\nTata Motors Passenger Vehicles Ltd Head-Marketing, Vinay Pant said these introductions put together will make the company's CNG line up \"appealing, holistic, and stronger than ever\".\n\nPTI\n\nfirst published: Aug 4, 2023 02:17 pm\n\nDiscover the latest Business News, Sensex, and Nifty updates. Obtain Personal Finance insights, tax queries, and expert opinions on Moneycontrol or download the Moneycontrol App to stay updated!\n\nAdvertisement\n\nRemove Ad\n\nAdvertisement\n\nRemove Ad\n\nAdvertisement\n\nRemove Ad\n\nSubscribe to Tech Newsletters\n\nOn Saturdays\n\nFind the best of Al News in one place, specially curated for you every weekend.\n\nDaily-Weekdays\n\nStay on top of the latest tech trends and biggest startup news.\n\nSubscribe\n\nAdvertisement\n\nRemove Ad\nQuestion: What is the price of Tiago iCNG?\nRelevant text, if any:"</text:p>
      <text:p text:style-name="P2"><text:s text:c="2"/>]</text:p>
      <text:p text:style-name="P2">}</text:p>
      <text:p text:style-name="P2">[llm/end] [chain:RetrievalQAWithSourcesChain &gt; chain:MapReduceDocumentsChain &gt; chain:LLMChain &gt; llm:ChatGoogleGenerativeAI] [16.64s] Exiting LLM run with output:</text:p>
      <text:p text:style-name="P2">{</text:p>
      <text:p text:style-name="P2"><text:s text:c="2"/>"generations": [</text:p>
      <text:p text:style-name="P2"><text:s text:c="4"/>[</text:p>
      <text:p text:style-name="P2"><text:s text:c="6"/>{</text:p>
      <text:p text:style-name="P2"><text:s text:c="8"/>"text": "No relevant text was found.",</text:p>
      <text:p text:style-name="P2"><text:s text:c="8"/>"generation_info": {</text:p>
      <text:p text:style-name="P2"><text:s text:c="10"/>"finish_reason": "STOP",</text:p>
      <text:p text:style-name="P2"><text:s text:c="10"/>"model_name": "gemini-2.5-flash",</text:p>
      <text:p text:style-name="P2"><text:s text:c="10"/>"safety_ratings": []</text:p>
      <text:p text:style-name="P2"><text:s text:c="8"/>},</text:p>
      <text:p text:style-name="P2"><text:s text:c="8"/>"type": "ChatGeneration",</text:p>
      <text:p text:style-name="P2"><text:s text:c="8"/>"message": {</text:p>
      <text:p text:style-name="P2"><text:s text:c="10"/>"lc": 1,</text:p>
      <text:p text:style-name="P2"><text:s text:c="10"/>"type": "constructor",</text:p>
      <text:p text:style-name="P2"><text:s text:c="10"/>"id": [</text:p>
      <text:p text:style-name="P2"><text:s text:c="12"/>"langchain",</text:p>
      <text:p text:style-name="P2"><text:s text:c="12"/>"schema",</text:p>
      <text:p text:style-name="P2"><text:s text:c="12"/>"messages",</text:p>
      <text:p text:style-name="P2"><text:s text:c="12"/>"AIMessage"</text:p>
      <text:p text:style-name="P2"><text:s text:c="10"/>],</text:p>
      <text:p text:style-name="P2"><text:s text:c="10"/>"kwargs": {</text:p>
      <text:p text:style-name="P2"><text:s text:c="12"/>"content": "No relevant text was found.",</text:p>
      <text:p text:style-name="P2"><text:s text:c="12"/>"response_metadata": {</text:p>
      <text:p text:style-name="P2"><text:s text:c="14"/>"prompt_feedback": {</text:p>
      <text:p text:style-name="P2"><text:s text:c="16"/>"block_reason": 0,</text:p>
      <text:p text:style-name="P2"><text:s text:c="16"/>"safety_ratings": []</text:p>
      <text:p text:style-name="P2"><text:s text:c="14"/>},</text:p>
      <text:p text:style-name="P2"><text:s text:c="14"/>"finish_reason": "STOP",</text:p>
      <text:p text:style-name="P2"><text:s text:c="14"/>"model_name": "gemini-2.5-flash",</text:p>
      <text:p text:style-name="P2"><text:s text:c="14"/>"safety_ratings": []</text:p>
      <text:p text:style-name="P2"><text:s text:c="12"/>},</text:p>
      <text:p text:style-name="P2"><text:s text:c="12"/>"type": "ai",</text:p>
      <text:p text:style-name="P2"><text:s text:c="12"/>"id": "run--f478712a-7a53-4b2f-a871-c186adab6ead-0",</text:p>
      <text:p text:style-name="P2"><text:s text:c="12"/>"usage_metadata": {</text:p>
      <text:p text:style-name="P2"><text:s text:c="14"/>"input_tokens": 294,</text:p>
      <text:p text:style-name="P2"><text:s text:c="14"/>"output_tokens": 216,</text:p>
      <text:p text:style-name="P2"><text:s text:c="14"/>"total_tokens": 510,</text:p>
      <text:p text:style-name="P2"><text:s text:c="14"/>"input_token_details": {</text:p>
      <text:p text:style-name="P2"><text:s text:c="16"/>"cache_read": 0</text:p>
      <text:p text:style-name="P2"><text:s text:c="14"/>},</text:p>
      <text:p text:style-name="P2"><text:s text:c="14"/>"output_token_details": {</text:p>
      <text:p text:style-name="P2"><text:s text:c="16"/>"reasoning": 210</text:p>
      <text:p text:style-name="P2"><text:s text:c="14"/>}</text:p>
      <text:p text:style-name="P2"><text:s text:c="12"/>},</text:p>
      <text:p text:style-name="P2"><text:s text:c="12"/>"tool_calls": [],</text:p>
      <text:p text:style-name="P2"><text:s text:c="12"/>"invalid_tool_calls": []</text:p>
      <text:p text:style-name="P2"><text:s text:c="10"/>}</text:p>
      <text:p text:style-name="P2"><text:s text:c="8"/>}</text:p>
      <text:p text:style-name="P2"><text:s text:c="6"/>}</text:p>
      <text:p text:style-name="P2"><text:s text:c="4"/>]</text:p>
      <text:p text:style-name="P2"><text:s text:c="2"/>],</text:p>
      <text:p text:style-name="P2"><text:s text:c="2"/>"llm_output": {</text:p>
      <text:p text:style-name="P2"><text:s text:c="4"/>"prompt_feedback": {</text:p>
      <text:p text:style-name="P2"><text:s text:c="6"/>"block_reason": 0,</text:p>
      <text:p text:style-name="P2"><text:s text:c="6"/>"safety_ratings": []</text:p>
      <text:p text:style-name="P2"><text:s text:c="4"/>}</text:p>
      <text:p text:style-name="P2"><text:soft-page-break/><text:s text:c="2"/>},</text:p>
      <text:p text:style-name="P2"><text:s text:c="2"/>"run": null,</text:p>
      <text:p text:style-name="P2"><text:s text:c="2"/>"type": "LLMResult"</text:p>
      <text:p text:style-name="P2">}</text:p>
      <text:p text:style-name="P2">[llm/end] [chain:RetrievalQAWithSourcesChain &gt; chain:MapReduceDocumentsChain &gt; chain:LLMChain &gt; llm:ChatGoogleGenerativeAI] [16.64s] Exiting LLM run with output:</text:p>
      <text:p text:style-name="P2">{</text:p>
      <text:p text:style-name="P2"><text:s text:c="2"/>"generations": [</text:p>
      <text:p text:style-name="P2"><text:s text:c="4"/>[</text:p>
      <text:p text:style-name="P2"><text:s text:c="6"/>{</text:p>
      <text:p text:style-name="P2"><text:s text:c="8"/>"text": "The provided text does not mention the price of Tiago iCNG. It only states that the twin-cylinder technology has been introduced on Tiago and Tigor models, and provides the price for the Punch iCNG.",</text:p>
      <text:p text:style-name="P2"><text:s text:c="8"/>"generation_info": {</text:p>
      <text:p text:style-name="P2"><text:s text:c="10"/>"finish_reason": "STOP",</text:p>
      <text:p text:style-name="P2"><text:s text:c="10"/>"model_name": "gemini-2.5-flash",</text:p>
      <text:p text:style-name="P2"><text:s text:c="10"/>"safety_ratings": []</text:p>
      <text:p text:style-name="P2"><text:s text:c="8"/>},</text:p>
      <text:p text:style-name="P2"><text:s text:c="8"/>"type": "ChatGeneration",</text:p>
      <text:p text:style-name="P2"><text:s text:c="8"/>"message": {</text:p>
      <text:p text:style-name="P2"><text:s text:c="10"/>"lc": 1,</text:p>
      <text:p text:style-name="P2"><text:s text:c="10"/>"type": "constructor",</text:p>
      <text:p text:style-name="P2"><text:s text:c="10"/>"id": [</text:p>
      <text:p text:style-name="P2"><text:s text:c="12"/>"langchain",</text:p>
      <text:p text:style-name="P2"><text:s text:c="12"/>"schema",</text:p>
      <text:p text:style-name="P2"><text:s text:c="12"/>"messages",</text:p>
      <text:p text:style-name="P2"><text:s text:c="12"/>"AIMessage"</text:p>
      <text:p text:style-name="P2"><text:s text:c="10"/>],</text:p>
      <text:p text:style-name="P2"><text:s text:c="10"/>"kwargs": {</text:p>
      <text:p text:style-name="P2"><text:s text:c="12"/>"content": "The provided text does not mention the price of Tiago iCNG. It only states that the twin-cylinder technology has been introduced on Tiago and Tigor models, and provides the price for the Punch iCNG.",</text:p>
      <text:p text:style-name="P2"><text:s text:c="12"/>"response_metadata": {</text:p>
      <text:p text:style-name="P2"><text:s text:c="14"/>"prompt_feedback": {</text:p>
      <text:p text:style-name="P2"><text:s text:c="16"/>"block_reason": 0,</text:p>
      <text:p text:style-name="P2"><text:s text:c="16"/>"safety_ratings": []</text:p>
      <text:p text:style-name="P2"><text:s text:c="14"/>},</text:p>
      <text:p text:style-name="P2"><text:s text:c="14"/>"finish_reason": "STOP",</text:p>
      <text:p text:style-name="P2"><text:s text:c="14"/>"model_name": "gemini-2.5-flash",</text:p>
      <text:p text:style-name="P2"><text:s text:c="14"/>"safety_ratings": []</text:p>
      <text:p text:style-name="P2"><text:s text:c="12"/>},</text:p>
      <text:p text:style-name="P2"><text:s text:c="12"/>"type": "ai",</text:p>
      <text:p text:style-name="P2"><text:s text:c="12"/>"id": "run--32992302-ed09-4232-9145-31d5119582d7-0",</text:p>
      <text:p text:style-name="P2"><text:s text:c="12"/>"usage_metadata": {</text:p>
      <text:p text:style-name="P2"><text:s text:c="14"/>"input_tokens": 276,</text:p>
      <text:p text:style-name="P2"><text:s text:c="14"/>"output_tokens": 321,</text:p>
      <text:p text:style-name="P2"><text:s text:c="14"/>"total_tokens": 597,</text:p>
      <text:p text:style-name="P2"><text:s text:c="14"/>"input_token_details": {</text:p>
      <text:p text:style-name="P2"><text:s text:c="16"/>"cache_read": 0</text:p>
      <text:p text:style-name="P2"><text:s text:c="14"/>},</text:p>
      <text:p text:style-name="P2"><text:s text:c="14"/>"output_token_details": {</text:p>
      <text:p text:style-name="P2"><text:s text:c="16"/>"reasoning": 275</text:p>
      <text:p text:style-name="P2"><text:s text:c="14"/>}</text:p>
      <text:p text:style-name="P2"><text:s text:c="12"/>},</text:p>
      <text:p text:style-name="P2"><text:s text:c="12"/>"tool_calls": [],</text:p>
      <text:p text:style-name="P2"><text:s text:c="12"/>"invalid_tool_calls": []</text:p>
      <text:p text:style-name="P2"><text:s text:c="10"/>}</text:p>
      <text:p text:style-name="P2"><text:s text:c="8"/>}</text:p>
      <text:p text:style-name="P2"><text:s text:c="6"/>}</text:p>
      <text:p text:style-name="P2"><text:s text:c="4"/>]</text:p>
      <text:p text:style-name="P2"><text:s text:c="2"/>],</text:p>
      <text:p text:style-name="P2"><text:s text:c="2"/>"llm_output": {</text:p>
      <text:p text:style-name="P2"><text:s text:c="4"/>"prompt_feedback": {</text:p>
      <text:p text:style-name="P2"><text:s text:c="6"/>"block_reason": 0,</text:p>
      <text:p text:style-name="P2"><text:s text:c="6"/>"safety_ratings": []</text:p>
      <text:p text:style-name="P2"><text:s text:c="4"/>}</text:p>
      <text:p text:style-name="P2"><text:s text:c="2"/>},</text:p>
      <text:p text:style-name="P2"><text:s text:c="2"/>"run": null,</text:p>
      <text:p text:style-name="P2"><text:s text:c="2"/>"type": "LLMResult"</text:p>
      <text:p text:style-name="P2">}</text:p>
      <text:p text:style-name="P2">[llm/end] [chain:RetrievalQAWithSourcesChain &gt; chain:MapReduceDocumentsChain &gt; chain:LLMChain &gt; llm:ChatGoogleGenerativeAI] [16.64s] Exiting LLM run with output:</text:p>
      <text:p text:style-name="P2"><text:soft-page-break/>{</text:p>
      <text:p text:style-name="P2"><text:s text:c="2"/>"generations": [</text:p>
      <text:p text:style-name="P2"><text:s text:c="4"/>[</text:p>
      <text:p text:style-name="P2"><text:s text:c="6"/>{</text:p>
      <text:p text:style-name="P2"><text:s text:c="8"/>"text": "None of the text is relevant to the question.",</text:p>
      <text:p text:style-name="P2"><text:s text:c="8"/>"generation_info": {</text:p>
      <text:p text:style-name="P2"><text:s text:c="10"/>"finish_reason": "STOP",</text:p>
      <text:p text:style-name="P2"><text:s text:c="10"/>"model_name": "gemini-2.5-flash",</text:p>
      <text:p text:style-name="P2"><text:s text:c="10"/>"safety_ratings": []</text:p>
      <text:p text:style-name="P2"><text:s text:c="8"/>},</text:p>
      <text:p text:style-name="P2"><text:s text:c="8"/>"type": "ChatGeneration",</text:p>
      <text:p text:style-name="P2"><text:s text:c="8"/>"message": {</text:p>
      <text:p text:style-name="P2"><text:s text:c="10"/>"lc": 1,</text:p>
      <text:p text:style-name="P2"><text:s text:c="10"/>"type": "constructor",</text:p>
      <text:p text:style-name="P2"><text:s text:c="10"/>"id": [</text:p>
      <text:p text:style-name="P2"><text:s text:c="12"/>"langchain",</text:p>
      <text:p text:style-name="P2"><text:s text:c="12"/>"schema",</text:p>
      <text:p text:style-name="P2"><text:s text:c="12"/>"messages",</text:p>
      <text:p text:style-name="P2"><text:s text:c="12"/>"AIMessage"</text:p>
      <text:p text:style-name="P2"><text:s text:c="10"/>],</text:p>
      <text:p text:style-name="P2"><text:s text:c="10"/>"kwargs": {</text:p>
      <text:p text:style-name="P2"><text:s text:c="12"/>"content": "None of the text is relevant to the question.",</text:p>
      <text:p text:style-name="P2"><text:s text:c="12"/>"response_metadata": {</text:p>
      <text:p text:style-name="P2"><text:s text:c="14"/>"prompt_feedback": {</text:p>
      <text:p text:style-name="P2"><text:s text:c="16"/>"block_reason": 0,</text:p>
      <text:p text:style-name="P2"><text:s text:c="16"/>"safety_ratings": []</text:p>
      <text:p text:style-name="P2"><text:s text:c="14"/>},</text:p>
      <text:p text:style-name="P2"><text:s text:c="14"/>"finish_reason": "STOP",</text:p>
      <text:p text:style-name="P2"><text:s text:c="14"/>"model_name": "gemini-2.5-flash",</text:p>
      <text:p text:style-name="P2"><text:s text:c="14"/>"safety_ratings": []</text:p>
      <text:p text:style-name="P2"><text:s text:c="12"/>},</text:p>
      <text:p text:style-name="P2"><text:s text:c="12"/>"type": "ai",</text:p>
      <text:p text:style-name="P2"><text:s text:c="12"/>"id": "run--49ac3232-26e0-4854-964a-9acd6e63e47b-0",</text:p>
      <text:p text:style-name="P2"><text:s text:c="12"/>"usage_metadata": {</text:p>
      <text:p text:style-name="P2"><text:s text:c="14"/>"input_tokens": 316,</text:p>
      <text:p text:style-name="P2"><text:s text:c="14"/>"output_tokens": 130,</text:p>
      <text:p text:style-name="P2"><text:s text:c="14"/>"total_tokens": 446,</text:p>
      <text:p text:style-name="P2"><text:s text:c="14"/>"input_token_details": {</text:p>
      <text:p text:style-name="P2"><text:s text:c="16"/>"cache_read": 0</text:p>
      <text:p text:style-name="P2"><text:s text:c="14"/>},</text:p>
      <text:p text:style-name="P2"><text:s text:c="14"/>"output_token_details": {</text:p>
      <text:p text:style-name="P2"><text:s text:c="16"/>"reasoning": 120</text:p>
      <text:p text:style-name="P2"><text:s text:c="14"/>}</text:p>
      <text:p text:style-name="P2"><text:s text:c="12"/>},</text:p>
      <text:p text:style-name="P2"><text:s text:c="12"/>"tool_calls": [],</text:p>
      <text:p text:style-name="P2"><text:s text:c="12"/>"invalid_tool_calls": []</text:p>
      <text:p text:style-name="P2"><text:s text:c="10"/>}</text:p>
      <text:p text:style-name="P2"><text:s text:c="8"/>}</text:p>
      <text:p text:style-name="P2"><text:s text:c="6"/>}</text:p>
      <text:p text:style-name="P2"><text:s text:c="4"/>]</text:p>
      <text:p text:style-name="P2"><text:s text:c="2"/>],</text:p>
      <text:p text:style-name="P2"><text:s text:c="2"/>"llm_output": {</text:p>
      <text:p text:style-name="P2"><text:s text:c="4"/>"prompt_feedback": {</text:p>
      <text:p text:style-name="P2"><text:s text:c="6"/>"block_reason": 0,</text:p>
      <text:p text:style-name="P2"><text:s text:c="6"/>"safety_ratings": []</text:p>
      <text:p text:style-name="P2"><text:s text:c="4"/>}</text:p>
      <text:p text:style-name="P2"><text:s text:c="2"/>},</text:p>
      <text:p text:style-name="P2"><text:s text:c="2"/>"run": null,</text:p>
      <text:p text:style-name="P2"><text:s text:c="2"/>"type": "LLMResult"</text:p>
      <text:p text:style-name="P2">}</text:p>
      <text:p text:style-name="P2">[llm/end] [chain:RetrievalQAWithSourcesChain &gt; chain:MapReduceDocumentsChain &gt; chain:LLMChain &gt; llm:ChatGoogleGenerativeAI] [16.64s] Exiting LLM run with output:</text:p>
      <text:p text:style-name="P2">{</text:p>
      <text:p text:style-name="P2"><text:s text:c="2"/>"generations": [</text:p>
      <text:p text:style-name="P2"><text:s text:c="4"/>[</text:p>
      <text:p text:style-name="P2"><text:s text:c="6"/>{</text:p>
      <text:p text:style-name="P2"><text:s text:c="8"/>"text": "The Tiago iCNG is priced between Rs 6.55 lakh and Rs 8.1 lakh",</text:p>
      <text:p text:style-name="P2"><text:s text:c="8"/>"generation_info": {</text:p>
      <text:p text:style-name="P2"><text:s text:c="10"/>"finish_reason": "STOP",</text:p>
      <text:p text:style-name="P2"><text:s text:c="10"/>"model_name": "gemini-2.5-flash",</text:p>
      <text:p text:style-name="P2"><text:soft-page-break/><text:s text:c="10"/>"safety_ratings": []</text:p>
      <text:p text:style-name="P2"><text:s text:c="8"/>},</text:p>
      <text:p text:style-name="P2"><text:s text:c="8"/>"type": "ChatGeneration",</text:p>
      <text:p text:style-name="P2"><text:s text:c="8"/>"message": {</text:p>
      <text:p text:style-name="P2"><text:s text:c="10"/>"lc": 1,</text:p>
      <text:p text:style-name="P2"><text:s text:c="10"/>"type": "constructor",</text:p>
      <text:p text:style-name="P2"><text:s text:c="10"/>"id": [</text:p>
      <text:p text:style-name="P2"><text:s text:c="12"/>"langchain",</text:p>
      <text:p text:style-name="P2"><text:s text:c="12"/>"schema",</text:p>
      <text:p text:style-name="P2"><text:s text:c="12"/>"messages",</text:p>
      <text:p text:style-name="P2"><text:s text:c="12"/>"AIMessage"</text:p>
      <text:p text:style-name="P2"><text:s text:c="10"/>],</text:p>
      <text:p text:style-name="P2"><text:s text:c="10"/>"kwargs": {</text:p>
      <text:p text:style-name="P2"><text:s text:c="12"/>"content": "The Tiago iCNG is priced between Rs 6.55 lakh and Rs 8.1 lakh",</text:p>
      <text:p text:style-name="P2"><text:s text:c="12"/>"response_metadata": {</text:p>
      <text:p text:style-name="P2"><text:s text:c="14"/>"prompt_feedback": {</text:p>
      <text:p text:style-name="P2"><text:s text:c="16"/>"block_reason": 0,</text:p>
      <text:p text:style-name="P2"><text:s text:c="16"/>"safety_ratings": []</text:p>
      <text:p text:style-name="P2"><text:s text:c="14"/>},</text:p>
      <text:p text:style-name="P2"><text:s text:c="14"/>"finish_reason": "STOP",</text:p>
      <text:p text:style-name="P2"><text:s text:c="14"/>"model_name": "gemini-2.5-flash",</text:p>
      <text:p text:style-name="P2"><text:s text:c="14"/>"safety_ratings": []</text:p>
      <text:p text:style-name="P2"><text:s text:c="12"/>},</text:p>
      <text:p text:style-name="P2"><text:s text:c="12"/>"type": "ai",</text:p>
      <text:p text:style-name="P2"><text:s text:c="12"/>"id": "run--7d0340f1-1df7-44f1-a1b0-6766a1f3a2d7-0",</text:p>
      <text:p text:style-name="P2"><text:s text:c="12"/>"usage_metadata": {</text:p>
      <text:p text:style-name="P2"><text:s text:c="14"/>"input_tokens": 294,</text:p>
      <text:p text:style-name="P2"><text:s text:c="14"/>"output_tokens": 192,</text:p>
      <text:p text:style-name="P2"><text:s text:c="14"/>"total_tokens": 486,</text:p>
      <text:p text:style-name="P2"><text:s text:c="14"/>"input_token_details": {</text:p>
      <text:p text:style-name="P2"><text:s text:c="16"/>"cache_read": 0</text:p>
      <text:p text:style-name="P2"><text:s text:c="14"/>},</text:p>
      <text:p text:style-name="P2"><text:s text:c="14"/>"output_token_details": {</text:p>
      <text:p text:style-name="P2"><text:s text:c="16"/>"reasoning": 169</text:p>
      <text:p text:style-name="P2"><text:s text:c="14"/>}</text:p>
      <text:p text:style-name="P2"><text:s text:c="12"/>},</text:p>
      <text:p text:style-name="P2"><text:s text:c="12"/>"tool_calls": [],</text:p>
      <text:p text:style-name="P2"><text:s text:c="12"/>"invalid_tool_calls": []</text:p>
      <text:p text:style-name="P2"><text:s text:c="10"/>}</text:p>
      <text:p text:style-name="P2"><text:s text:c="8"/>}</text:p>
      <text:p text:style-name="P2"><text:s text:c="6"/>}</text:p>
      <text:p text:style-name="P2"><text:s text:c="4"/>]</text:p>
      <text:p text:style-name="P2"><text:s text:c="2"/>],</text:p>
      <text:p text:style-name="P2"><text:s text:c="2"/>"llm_output": {</text:p>
      <text:p text:style-name="P2"><text:s text:c="4"/>"prompt_feedback": {</text:p>
      <text:p text:style-name="P2"><text:s text:c="6"/>"block_reason": 0,</text:p>
      <text:p text:style-name="P2"><text:s text:c="6"/>"safety_ratings": []</text:p>
      <text:p text:style-name="P2"><text:s text:c="4"/>}</text:p>
      <text:p text:style-name="P2"><text:s text:c="2"/>},</text:p>
      <text:p text:style-name="P2"><text:s text:c="2"/>"run": null,</text:p>
      <text:p text:style-name="P2"><text:s text:c="2"/>"type": "LLMResult"</text:p>
      <text:p text:style-name="P2">}</text:p>
      <text:p text:style-name="P2">[chain/end] [chain:RetrievalQAWithSourcesChain &gt; chain:MapReduceDocumentsChain &gt; chain:LLMChain] [16.64s] Exiting Chain run with output:</text:p>
      <text:p text:style-name="P2">{</text:p>
      <text:p text:style-name="P2"><text:s text:c="2"/>"outputs": [</text:p>
      <text:p text:style-name="P2"><text:s text:c="4"/>{</text:p>
      <text:p text:style-name="P2"><text:s text:c="6"/>"text": "No relevant text was found."</text:p>
      <text:p text:style-name="P2"><text:s text:c="4"/>},</text:p>
      <text:p text:style-name="P2"><text:s text:c="4"/>{</text:p>
      <text:p text:style-name="P2"><text:s text:c="6"/>"text": "The provided text does not mention the price of Tiago iCNG. It only states that the twin-cylinder technology has been introduced on Tiago and Tigor models, and provides the price for the Punch iCNG."</text:p>
      <text:p text:style-name="P2"><text:s text:c="4"/>},</text:p>
      <text:p text:style-name="P2"><text:s text:c="4"/>{</text:p>
      <text:p text:style-name="P2"><text:s text:c="6"/>"text": "None of the text is relevant to the question."</text:p>
      <text:p text:style-name="P2"><text:s text:c="4"/>},</text:p>
      <text:p text:style-name="P2"><text:s text:c="4"/>{</text:p>
      <text:p text:style-name="P2"><text:s text:c="6"/>"text": "The Tiago iCNG is priced between Rs 6.55 lakh and Rs 8.1 lakh"</text:p>
      <text:p text:style-name="P2"><text:s text:c="4"/>}</text:p>
      <text:p text:style-name="P2"><text:s text:c="2"/>]</text:p>
      <text:p text:style-name="P2"><text:soft-page-break/>}</text:p>
      <text:p text:style-name="P2">[chain/start] [chain:RetrievalQAWithSourcesChain &gt; chain:MapReduceDocumentsChain &gt; chain:LLMChain] Entering Chain run with input:</text:p>
      <text:p text:style-name="P2">{</text:p>
      <text:p text:style-name="P2"><text:s text:c="2"/>"question": "What is the price of Tiago iCNG?",</text:p>
      <text:p text:style-name="P2"><text:s text:c="2"/>"summaries": "Content: No relevant text was found.\nSource: https://www.moneycontrol.com/news/business/tata-motors-launches-punch-icng-price-starts-at-rs-7-1-lakh-11098751.html\n\nContent: The provided text does not mention the price of Tiago iCNG. It only states that the twin-cylinder technology has been introduced on Tiago and Tigor models, and provides the price for the Punch iCNG.\nSource: https://www.moneycontrol.com/news/business/tata-motors-launches-punch-icng-price-starts-at-rs-7-1-lakh-11098751.html\n\nContent: None of the text is relevant to the question.\nSource: https://www.moneycontrol.com/news/business/tata-motors-launches-punch-icng-price-starts-at-rs-7-1-lakh-11098751.html\n\nContent: The Tiago iCNG is priced between Rs 6.55 lakh and Rs 8.1 lakh\nSource: https://www.moneycontrol.com/news/business/tata-motors-launches-punch-icng-price-starts-at-rs-7-1-lakh-11098751.html"</text:p>
      <text:p text:style-name="P2">}</text:p>
      <text:p text:style-name="P2">[llm/start] [chain:RetrievalQAWithSourcesChain &gt; chain:MapReduceDocumentsChain &gt; chain:LLMChain &gt; llm:ChatGoogleGenerativeAI] Entering LLM run with input:</text:p>
      <text:p text:style-name="P2">{</text:p>
      <text:p text:style-name="P2"><text:s text:c="2"/>"prompts": [</text:p>
      <text:p text:style-name="P2"><text:s text:c="4"/>"Human: Given the following extracted parts of a long document and a question, create a final answer with references (\"SOURCES\").\nIf you don't know the answer, just say that you don't know. Don't try to make up an answer.\nALWAYS return a \"SOURCES\" part in your answer.\n\nQUESTION: Which state/country's law governs the interpretation of the contract?\n=========\nContent: This Agreement is governed by English law and the parties submit to the exclusive jurisdiction of the English courts in <text:s/>relation to any dispute (contractual or non-contractual) concerning this Agreement save that either party may apply to any court for an <text:s/>injunction or other relief to protect its Intellectual Property Rights.\nSource: 28-pl\nContent: No Waiver. Failure or delay in exercising any right or remedy under this Agreement shall not constitute a waiver of such (or any other) <text:s/>right or remedy.\n\n11.7 Severability. The invalidity, illegality or unenforceability of any term (or part of a term) of this Agreement shall not affect the continuation <text:s/>in force of the remainder of the term (if any) and this Agreement.\n\n11.8 No Agency. Except as expressly stated otherwise, nothing in this Agreement shall create an agency, partnership or joint venture of any <text:s/>kind between the parties.\n\n11.9 No Third-Party Beneficiaries.\nSource: 30-pl\nContent: (b) if Google believes, in good faith, that the Distributor has violated or caused Google to violate any Anti-Bribery Laws (as <text:s/>defined in Clause 8.5) or that such a violation is reasonably likely to occur,\nSource: 4-pl\n=========\nFINAL ANSWER: This Agreement is governed by English law.\nSOURCES: 28-pl\n\nQUESTION: What did the president say about Michael Jackson?\n=========\nContent: Madam Speaker, Madam Vice President, our First Lady and Second Gentleman. Members of Congress and the Cabinet. Justices of the Supreme Court. My fellow Americans. <text:s/>\n\nLast year COVID-19 kept us apart. This year we are finally together again. \n\nTonight, we meet as Democrats Republicans and Independents. But most importantly as Americans. \n\nWith a duty to one another to the American people to the Constitution. \n\nAnd with an unwavering resolve that freedom will always triumph over tyranny. \n\nSix days ago, Russia's Vladimir Putin sought to shake the foundations of the free world thinking he could make it bend to his menacing ways. But he badly miscalculated. \n\nHe thought he could roll into Ukraine and the world would roll over. Instead he met a wall of strength he never imagined. \n\nHe met the Ukrainian people. \n\nFrom President Zelenskyy to every Ukrainian, their fearlessness, their courage, their de Our future is forged. \n\nWell I know this nation.\nSource: 34-pl\n=========\nFINAL ANSWER: The president did not mention Michael Jackson.\nSOURCES:\n\nQUESTION: What is the price of Tiago iCNG?\n=========\nContent: No relevant text was found.\nSource: https://www.moneycontrol.com/news/business/tata-motors-launches-punch-icng-price-starts-at-rs-7-1-lakh-11098751.html\n\nContent: The provided text does not mention the price of Tiago iCNG. It only states that the twin-cylinder technology has been introduced on Tiago and Tigor models, and provides the price for the Punch iCNG.\nSource: https://www.moneycontrol.com/news/business/tata-motors-launches-punch-icng-price-starts-at-rs-7-1-lakh-11098751.html\n\nContent: None of the text is relevant to the question.\nSource: https://www.moneycontrol.com/news/business/tata-motors-launches-punch-icng-price-starts-at-rs-7-1-lakh-11098751.html\n\nContent: The Tiago iCNG is priced between Rs 6.55 lakh and Rs 8.1 lakh\nSource: https://www.moneycontrol.com/news/business/tata-motors-launches-punch-icng-price-starts-at-rs-7-1-lakh-11098751.html\n=========\nFINAL ANSWER:"</text:p>
      <text:p text:style-name="P2"><text:s text:c="2"/>]</text:p>
      <text:p text:style-name="P2">}</text:p>
      <text:p text:style-name="P2">[llm/end] [chain:RetrievalQAWithSourcesChain &gt; chain:MapReduceDocumentsChain &gt; chain:LLMChain &gt; llm:ChatGoogleGenerativeAI] [4.07s] Exiting LLM run with output:</text:p>
      <text:p text:style-name="P2">{</text:p>
      <text:p text:style-name="P2"><text:s text:c="2"/>"generations": [</text:p>
      <text:p text:style-name="P2"><text:s text:c="4"/>[</text:p>
      <text:p text:style-name="P2"><text:s text:c="6"/>{</text:p>
      <text:p text:style-name="P2"><text:s text:c="8"/>"text": "The Tiago iCNG is priced between Rs 6.55 lakh and Rs 8.1 lakh.\nSOURCES: https://www.moneycontrol.com/news/business/tata-motors-launches-punch-icng-price-starts-at-rs-7-1-lakh-11098751.html",</text:p>
      <text:p text:style-name="P2"><text:s text:c="8"/>"generation_info": {</text:p>
      <text:p text:style-name="P2"><text:s text:c="10"/>"finish_reason": "STOP",</text:p>
      <text:p text:style-name="P2"><text:s text:c="10"/>"model_name": "gemini-2.5-flash",</text:p>
      <text:p text:style-name="P2"><text:s text:c="10"/>"safety_ratings": []</text:p>
      <text:p text:style-name="P2"><text:s text:c="8"/>},</text:p>
      <text:p text:style-name="P2"><text:s text:c="8"/>"type": "ChatGeneration",</text:p>
      <text:p text:style-name="P2"><text:s text:c="8"/>"message": {</text:p>
      <text:p text:style-name="P2"><text:s text:c="10"/>"lc": 1,</text:p>
      <text:p text:style-name="P2"><text:s text:c="10"/>"type": "constructor",</text:p>
      <text:p text:style-name="P2"><text:s text:c="10"/>"id": [</text:p>
      <text:p text:style-name="P2"><text:s text:c="12"/>"langchain",</text:p>
      <text:p text:style-name="P2"><text:soft-page-break/><text:s text:c="12"/>"schema",</text:p>
      <text:p text:style-name="P2"><text:s text:c="12"/>"messages",</text:p>
      <text:p text:style-name="P2"><text:s text:c="12"/>"AIMessage"</text:p>
      <text:p text:style-name="P2"><text:s text:c="10"/>],</text:p>
      <text:p text:style-name="P2"><text:s text:c="10"/>"kwargs": {</text:p>
      <text:p text:style-name="P2"><text:s text:c="12"/>"content": "The Tiago iCNG is priced between Rs 6.55 lakh and Rs 8.1 lakh.\nSOURCES: https://www.moneycontrol.com/news/business/tata-motors-launches-punch-icng-price-starts-at-rs-7-1-lakh-11098751.html",</text:p>
      <text:p text:style-name="P2"><text:s text:c="12"/>"response_metadata": {</text:p>
      <text:p text:style-name="P2"><text:s text:c="14"/>"prompt_feedback": {</text:p>
      <text:p text:style-name="P2"><text:s text:c="16"/>"block_reason": 0,</text:p>
      <text:p text:style-name="P2"><text:s text:c="16"/>"safety_ratings": []</text:p>
      <text:p text:style-name="P2"><text:s text:c="14"/>},</text:p>
      <text:p text:style-name="P2"><text:s text:c="14"/>"finish_reason": "STOP",</text:p>
      <text:p text:style-name="P2"><text:s text:c="14"/>"model_name": "gemini-2.5-flash",</text:p>
      <text:p text:style-name="P2"><text:s text:c="14"/>"safety_ratings": []</text:p>
      <text:p text:style-name="P2"><text:s text:c="12"/>},</text:p>
      <text:p text:style-name="P2"><text:s text:c="12"/>"type": "ai",</text:p>
      <text:p text:style-name="P2"><text:s text:c="12"/>"id": "run--ac4fd0ef-4496-4948-adf1-4ac3e046d6e0-0",</text:p>
      <text:p text:style-name="P2"><text:s text:c="12"/>"usage_metadata": {</text:p>
      <text:p text:style-name="P2"><text:s text:c="14"/>"input_tokens": 1749,</text:p>
      <text:p text:style-name="P2"><text:s text:c="14"/>"output_tokens": 389,</text:p>
      <text:p text:style-name="P2"><text:s text:c="14"/>"total_tokens": 2138,</text:p>
      <text:p text:style-name="P2"><text:s text:c="14"/>"input_token_details": {</text:p>
      <text:p text:style-name="P2"><text:s text:c="16"/>"cache_read": 0</text:p>
      <text:p text:style-name="P2"><text:s text:c="14"/>},</text:p>
      <text:p text:style-name="P2"><text:s text:c="14"/>"output_token_details": {</text:p>
      <text:p text:style-name="P2"><text:s text:c="16"/>"reasoning": 311</text:p>
      <text:p text:style-name="P2"><text:s text:c="14"/>}</text:p>
      <text:p text:style-name="P2"><text:s text:c="12"/>},</text:p>
      <text:p text:style-name="P2"><text:s text:c="12"/>"tool_calls": [],</text:p>
      <text:p text:style-name="P2"><text:s text:c="12"/>"invalid_tool_calls": []</text:p>
      <text:p text:style-name="P2"><text:s text:c="10"/>}</text:p>
      <text:p text:style-name="P2"><text:s text:c="8"/>}</text:p>
      <text:p text:style-name="P2"><text:s text:c="6"/>}</text:p>
      <text:p text:style-name="P2"><text:s text:c="4"/>]</text:p>
      <text:p text:style-name="P2"><text:s text:c="2"/>],</text:p>
      <text:p text:style-name="P2"><text:s text:c="2"/>"llm_output": {</text:p>
      <text:p text:style-name="P2"><text:s text:c="4"/>"prompt_feedback": {</text:p>
      <text:p text:style-name="P2"><text:s text:c="6"/>"block_reason": 0,</text:p>
      <text:p text:style-name="P2"><text:s text:c="6"/>"safety_ratings": []</text:p>
      <text:p text:style-name="P2"><text:s text:c="4"/>}</text:p>
      <text:p text:style-name="P2"><text:s text:c="2"/>},</text:p>
      <text:p text:style-name="P2"><text:s text:c="2"/>"run": null,</text:p>
      <text:p text:style-name="P2"><text:s text:c="2"/>"type": "LLMResult"</text:p>
      <text:p text:style-name="P2">}</text:p>
      <text:p text:style-name="P2">[chain/end] [chain:RetrievalQAWithSourcesChain &gt; chain:MapReduceDocumentsChain &gt; chain:LLMChain] [4.07s] Exiting Chain run with output:</text:p>
      <text:p text:style-name="P2">{</text:p>
      <text:p text:style-name="P2"><text:s text:c="2"/>"text": "The Tiago iCNG is priced between Rs 6.55 lakh and Rs 8.1 lakh.\nSOURCES: https://www.moneycontrol.com/news/business/tata-motors-launches-punch-icng-price-starts-at-rs-7-1-lakh-11098751.html"</text:p>
      <text:p text:style-name="P2">}</text:p>
      <text:p text:style-name="P2">[chain/end] [chain:RetrievalQAWithSourcesChain &gt; chain:MapReduceDocumentsChain] [20.90s] Exiting Chain run with output:</text:p>
      <text:p text:style-name="P2">{</text:p>
      <text:p text:style-name="P2"><text:s text:c="2"/>"output_text": "The Tiago iCNG is priced between Rs 6.55 lakh and Rs 8.1 lakh.\nSOURCES: https://www.moneycontrol.com/news/business/tata-motors-launches-punch-icng-price-starts-at-rs-7-1-lakh-11098751.html"</text:p>
      <text:p text:style-name="P2">}</text:p>
      <text:p text:style-name="P2">[chain/end] [chain:RetrievalQAWithSourcesChain] [21.39s] Exiting Chain run with output:</text:p>
      <text:p text:style-name="P2">{</text:p>
      <text:p text:style-name="P2"><text:s text:c="2"/>"answer": "The Tiago iCNG is priced between Rs 6.55 lakh and Rs 8.1 lakh.\n",</text:p>
      <text:p text:style-name="P2"><text:s text:c="2"/>"sources": "https://www.moneycontrol.com/news/business/tata-motors-launches-punch-icng-price-starts-at-rs-7-1-lakh-11098751.html"</text:p>
      <text:p text:style-name="P2">}</text:p>
      <text:p text:style-name="P2">{'answer': 'The Tiago iCNG is priced between Rs 6.55 lakh and Rs 8.1 lakh.\n', 'sources': 'https://www.moneycontrol.com/news/business/tata-motors-launches-punch-icng-price-starts-at-rs-7-1-lakh-11098751.html'}</text:p>
      <text:p text:style-name="P2"/>
      <text:p text:style-name="P1"/>
      <text:p text:style-name="P1"/>
      <text:p text:style-name="P1"/>
      <text:p text:style-name="P1"/>
      <text:p text:style-name="P1"/>
      <text:p text:style-name="P3"><text:soft-page-break/>Using DRF=&gt;<text:line-break/></text:p>
      <text:p text:style-name="P3"/>
      <text:p text:style-name="P3">from rest_framework import serializers</text:p>
      <text:p text:style-name="P3"/>
      <text:p text:style-name="P3"/>
      <text:p text:style-name="P3"><text:s text:c="4"/>class MultiURLQuestionSerializer(serializers.Serializer):</text:p>
      <text:p text:style-name="P3"><text:s text:c="8"/>urls = serializers.ListField(</text:p>
      <text:p text:style-name="P3"><text:s text:c="8"/>child=serializers.URLField(),</text:p>
      <text:p text:style-name="P3"><text:s text:c="8"/>allow_empty=False,</text:p>
      <text:p text:style-name="P3"><text:s text:c="8"/>help_text="List of document or web URLs"</text:p>
      <text:p text:style-name="P3"><text:s text:c="4"/>)</text:p>
      <text:p text:style-name="P3"><text:s text:c="4"/>question = serializers.CharField(required=True)</text:p>
      <text:p text:style-name="P3"/>
      <text:p text:style-name="P3"/>
      <text:p text:style-name="P4">views.py=&gt;</text:p>
      <text:p text:style-name="P4">class MultiDocs(APIView):</text:p>
      <text:p text:style-name="P4"/>
      <text:p text:style-name="P4"><text:s text:c="4"/>serializer_class = MultiFileUploadSerializer <text:s/># without this no file upload form and Question submit not show on browser</text:p>
      <text:p text:style-name="P4"><text:s text:c="4"/>parser_classes = (MultiPartParser, FormParser)</text:p>
      <text:p text:style-name="P4"/>
      <text:p text:style-name="P4"><text:s text:c="4"/>def post(self,request):</text:p>
      <text:p text:style-name="P4"><text:s text:c="8"/># Step 1: Convert request.FILES into a list structure serializer expects</text:p>
      <text:p text:style-name="P4"><text:s text:c="8"/>files_list = request.FILES.getlist('files_uploaded')</text:p>
      <text:p text:style-name="P4"/>
      <text:p text:style-name="P4"><text:s text:c="16"/># Step 2: Manually prepare data for serializer</text:p>
      <text:p text:style-name="P4"><text:s text:c="8"/>data = {</text:p>
      <text:p text:style-name="P4"><text:s text:c="12"/>'files_uploaded': files_list,</text:p>
      <text:p text:style-name="P4"><text:s text:c="12"/>'question': request.data.get('question')</text:p>
      <text:p text:style-name="P4"><text:s text:c="8"/>}</text:p>
      <text:p text:style-name="P4"/>
      <text:p text:style-name="P4"><text:s text:c="8"/>serializer=MultiFileUploadSerializer(data=data)</text:p>
      <text:p text:style-name="P4"><text:s text:c="8"/>if serializer.is_valid():</text:p>
      <text:p text:style-name="P4"><text:s text:c="12"/>uploaded_file = serializer.validated_data['files_uploaded']</text:p>
      <text:p text:style-name="P4"><text:s text:c="12"/>user_question=serializer.validated_data['question']</text:p>
      <text:p text:style-name="P4"/>
      <text:p text:style-name="P4"><text:s text:c="12"/>docs = ""</text:p>
      <text:p text:style-name="P4"><text:s text:c="12"/>for f in uploaded_file:</text:p>
      <text:p text:style-name="P4"><text:s text:c="16"/>pdf_reader = PdfReader(f)</text:p>
      <text:p text:style-name="P4"><text:s text:c="16"/>for page in pdf_reader.pages:</text:p>
      <text:p text:style-name="P4"><text:s text:c="20"/>docs += page.extract_text() or ""</text:p>
      <text:p text:style-name="P4"><text:s text:c="12"/></text:p>
      <text:p text:style-name="P4"><text:s text:c="12"/>doc_obj = [Document(page_content=docs)]</text:p>
      <text:p text:style-name="P4"/>
      <text:p text:style-name="P4"><text:s text:c="12"/>splitter = RecursiveCharacterTextSplitter(</text:p>
      <text:p text:style-name="P4"><text:s text:c="16"/>chunk_size=10000, <text:s text:c="3"/># ≈ 2000 tokens (safe)</text:p>
      <text:p text:style-name="P4"><text:s text:c="16"/>chunk_overlap=1000, <text:s/># thoda overlap for context</text:p>
      <text:p text:style-name="P4"><text:s text:c="16"/>)</text:p>
      <text:p text:style-name="P4"><text:s text:c="8"/></text:p>
      <text:p text:style-name="P4"><text:s text:c="12"/>#splits the documents into chunks</text:p>
      <text:p text:style-name="P4"><text:s text:c="12"/>splits = splitter.split_documents(doc_obj)#always take document object not a string</text:p>
      <text:p text:style-name="P4"/>
      <text:p text:style-name="P4"><text:s text:c="12"/># make emdding vector this chunks and store in chroma db</text:p>
      <text:p text:style-name="P4"><text:s text:c="12"/>emb = GoogleGenerativeAIEmbeddings(model="models/gemini-embedding-001")</text:p>
      <text:p text:style-name="P4"/>
      <text:p text:style-name="P4"><text:s text:c="12"/># Step 3: Create Chroma vector store in memory</text:p>
      <text:p text:style-name="P4"><text:s text:c="12"/>vectorstore = Chroma.from_documents(</text:p>
      <text:p text:style-name="P4"><text:s text:c="16"/>documents=splits,</text:p>
      <text:p text:style-name="P4"><text:s text:c="18"/>embedding=emb,</text:p>
      <text:p text:style-name="P4"><text:s text:c="18"/>collection_name="multipdf_collection"</text:p>
      <text:p text:style-name="P4"><text:s text:c="18"/>)</text:p>
      <text:p text:style-name="P4"><text:s text:c="12"/># Step 4: Convert vectorstore into a retriever and i want similar or top two results based on query</text:p>
      <text:p text:style-name="P4"><text:s text:c="12"/>retriever = vectorstore.as_retriever(search_kwargs={"k": 2})</text:p>
      <text:p text:style-name="P4"/>
      <text:p text:style-name="P4"/>
      <text:p text:style-name="P4"><text:s text:c="12"/>#now we use LLM model</text:p>
      <text:p text:style-name="P4"><text:s text:c="12"/>llm=init_chat_model("gemini-2.5-flash", model_provider="google_genai")</text:p>
      <text:p text:style-name="P4"/>
      <text:p text:style-name="P4"><text:s text:c="12"/>prompt = PromptTemplate(</text:p>
      <text:p text:style-name="P4"><text:s text:c="16"/>template="""</text:p>
      <text:p text:style-name="P4"><text:soft-page-break/><text:s text:c="16"/>You are a helpful assistant.</text:p>
      <text:p text:style-name="P4"><text:s text:c="16"/>Answer ONLY from the provided transcript context.</text:p>
      <text:p text:style-name="P4"><text:s text:c="16"/>If the context is insufficient, just say you don't know.</text:p>
      <text:p text:style-name="P4"/>
      <text:p text:style-name="P4"><text:s text:c="16"/>{context}</text:p>
      <text:p text:style-name="P4"><text:s text:c="16"/>Question: {question}</text:p>
      <text:p text:style-name="P4"><text:s text:c="16"/>""",</text:p>
      <text:p text:style-name="P4"><text:s text:c="16"/>input_variables = ['context', 'question']</text:p>
      <text:p text:style-name="P4"><text:s text:c="12"/>)</text:p>
      <text:p text:style-name="P4"><text:s text:c="12"/>parser=StrOutputParser()</text:p>
      <text:p text:style-name="P4"/>
      <text:p text:style-name="P4"><text:s text:c="12"/># question= "What is data structure and explain its types?"</text:p>
      <text:p text:style-name="P4"><text:s text:c="12"/>retrieved_docs <text:s text:c="3"/>= retriever.invoke(user_question)</text:p>
      <text:p text:style-name="P4"><text:s text:c="12"/>context_text = "\n\n".join(doc.page_content for doc in retrieved_docs)</text:p>
      <text:p text:style-name="P4"><text:s text:c="12"/>chain=prompt|llm|parser</text:p>
      <text:p text:style-name="P4"/>
      <text:p text:style-name="P4"><text:s text:c="12"/>answer = chain.invoke({"context": context_text,</text:p>
      <text:p text:style-name="P4"><text:s text:c="36"/>"question": <text:s/>user_question</text:p>
      <text:p text:style-name="P4"><text:s text:c="36"/>})</text:p>
      <text:p text:style-name="P4"><text:s text:c="12"/></text:p>
      <text:p text:style-name="P4"/>
      <text:p text:style-name="P4"/>
      <text:p text:style-name="P4"><text:s text:c="12"/>return Response({"answer": answer},status=status.HTTP_200_OK)</text:p>
      <text:p text:style-name="P4"/>
      <text:p text:style-name="P4"><text:s text:c="8"/>return Response({"answer":"Question related answer is not found please try again"},status=status.HTTP_200_OK)</text:p>
      <text:p text:style-name="P4"/>
      <text:p text:style-name="P4"/>
      <text:p text:style-name="P5">urls.py=&gt;</text:p>
      <text:p text:style-name="P5"><text:s text:c="4"/>path('MultiDoc/',views.MultiDocs.as_view()),</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0-16T05:53:38.860397733</meta:creation-date>
    <dc:date>2025-10-17T05:33:33.618683845</dc:date>
    <meta:editing-duration>PT16M4S</meta:editing-duration>
    <meta:editing-cycles>8</meta:editing-cycles>
    <meta:generator>LibreOffice/6.4.7.2$Linux_X86_64 LibreOffice_project/40$Build-2</meta:generator>
    <meta:document-statistic meta:table-count="0" meta:image-count="0" meta:object-count="0" meta:page-count="11" meta:paragraph-count="509" meta:word-count="3461" meta:character-count="35853" meta:non-whitespace-character-count="28894"/>
  </office:meta>
</office:document-meta>
</file>